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4cm" fo:min-width="0cm"/>
    </style:style>
    <style:style style:name="gr5" style:family="graphic" style:parent-style-name="standard">
      <style:graphic-properties draw:marker-end="" draw:marker-end-width="0.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13cm" fo:min-width="0cm"/>
    </style:style>
    <style:style style:name="gr10" style:family="graphic" style:parent-style-name="standard">
      <style:graphic-properties draw:stroke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width="0.04cm" draw:marker-start-width="0.37cm" draw:marker-end="Arrow" draw:marker-end-width="0.15cm" draw:textarea-horizontal-align="center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5cm" draw:marker-start-width="0.4cm" draw:marker-end="Arrow" draw:marker-end-width="0.2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ans" style:font-family-generic="swiss" style:font-pitch="variable" fo:font-size="10pt" style:font-size-asian="12pt" style:font-size-complex="12pt"/>
    </style:style>
    <style:style style:name="P3" style:family="paragraph">
      <style:text-properties fo:font-family="FreeSans" style:font-family-generic="swiss" style:font-pitch="variable" fo:font-size="14pt" style:font-size-asian="14pt" style:font-size-complex="14pt"/>
    </style:style>
    <style:style style:name="P4" style:family="paragraph">
      <style:paragraph-properties fo:text-align="center"/>
      <style:text-properties fo:color="#ffffff" fo:font-family="FreeSans" style:font-family-generic="swiss" style:font-pitch="variable" fo:font-size="10pt" fo:text-shadow="none" style:font-size-asian="12pt" style:font-size-complex="12pt"/>
    </style:style>
    <style:style style:name="P5" style:family="paragraph">
      <style:text-properties fo:font-size="14pt"/>
    </style:style>
    <style:style style:name="P6" style:family="paragraph">
      <style:paragraph-properties fo:text-align="center"/>
      <style:text-properties fo:font-size="10pt"/>
    </style:style>
    <style:style style:name="T1" style:family="text">
      <style:text-properties fo:font-family="FreeSans" style:font-family-generic="swiss" style:font-pitch="variable" fo:font-size="10pt" style:font-size-asian="12pt" style:font-size-complex="12pt"/>
    </style:style>
    <style:style style:name="T2" style:family="text">
      <style:text-properties fo:font-family="FreeSans" style:font-family-generic="swiss" style:font-pitch="variable" fo:font-size="14pt" style:font-size-asian="14pt" style:font-size-complex="14pt"/>
    </style:style>
    <style:style style:name="T3" style:family="text">
      <style:text-properties fo:color="#ffffff" fo:font-family="FreeSans" style:font-family-generic="swiss" style:font-pitch="variable" fo:font-size="10pt" fo:text-shadow="non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2cm" svg:x="2cm" svg:y="7cm">
          <text:p text:style-name="P1"><text:span text:style-name="T1">Arduino I/O</text:span></text:p>
          <text:p text:style-name="P1"><text:span text:style-name="T1">Pin Value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7.5cm" svg:x2="7cm" svg:y2="7.5cm">
          <text:p/>
        </draw:line>
        <draw:custom-shape draw:style-name="gr1" draw:text-style-name="P2" draw:layer="layout" svg:width="3.001cm" svg:height="2cm" svg:x="6.999cm" svg:y="6.999cm">
          <text:p text:style-name="P1"><text:span text:style-name="T1">State Machine</text:span></text:p>
          <text:p text:style-name="P1"><text:span text:style-name="T1">Direction 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01cm" svg:height="2cm" svg:x="13.5cm" svg:y="7cm">
          <text:p text:style-name="P1"><text:span text:style-name="T1">Debounc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32cm" svg:height="0.894cm" svg:x="5.5cm" svg:y="6.8cm">
          <draw:text-box>
            <text:p><text:span text:style-name="T2">A</text:span></text:p>
          </draw:text-box>
        </draw:frame>
        <draw:line draw:style-name="gr2" draw:text-style-name="P1" draw:layer="layout" svg:x1="4.999cm" svg:y1="8.5cm" svg:x2="6.999cm" svg:y2="8.5cm">
          <text:p/>
        </draw:line>
        <draw:frame draw:style-name="gr3" draw:text-style-name="P3" draw:layer="layout" svg:width="0.832cm" svg:height="0.894cm" svg:x="5.499cm" svg:y="7.8cm">
          <draw:text-box>
            <text:p><text:span text:style-name="T2">B</text:span></text:p>
          </draw:text-box>
        </draw:frame>
        <draw:line draw:style-name="gr2" draw:text-style-name="P1" draw:layer="layout" svg:x1="10cm" svg:y1="7.2cm" svg:x2="13.5cm" svg:y2="7.2cm">
          <text:p/>
        </draw:line>
        <draw:frame draw:style-name="gr4" draw:text-style-name="P3" draw:layer="layout" svg:width="1.797cm" svg:height="0.894cm" svg:x="10.7cm" svg:y="7.2cm">
          <draw:text-box>
            <text:p><text:span text:style-name="T2">Illegal</text:span></text:p>
          </draw:text-box>
        </draw:frame>
        <draw:line draw:style-name="gr2" draw:text-style-name="P1" draw:layer="layout" svg:x1="9.999cm" svg:y1="8.8cm" svg:x2="13.5cm" svg:y2="8.8cm">
          <text:p/>
        </draw:line>
        <draw:frame draw:style-name="gr3" draw:text-style-name="P3" draw:layer="layout" svg:width="2.458cm" svg:height="0.894cm" svg:x="10.499cm" svg:y="8.1cm">
          <draw:text-box>
            <text:p><text:span text:style-name="T2">Direction</text:span></text:p>
          </draw:text-box>
        </draw:frame>
        <draw:line draw:style-name="gr2" draw:text-style-name="P1" draw:layer="layout" svg:x1="9.999cm" svg:y1="8cm" svg:x2="13.5cm" svg:y2="8cm">
          <text:p/>
        </draw:line>
        <draw:frame draw:style-name="gr3" draw:text-style-name="P3" draw:layer="layout" svg:width="3.393cm" svg:height="0.894cm" svg:x="10.007cm" svg:y="6.4cm">
          <draw:text-box>
            <text:p><text:span text:style-name="T2">StateChange</text:span></text:p>
          </draw:text-box>
        </draw:frame>
        <draw:line draw:style-name="gr2" draw:text-style-name="P1" draw:layer="layout" svg:x1="16.5cm" svg:y1="8.5cm" svg:x2="18cm" svg:y2="8.5cm">
          <text:p/>
        </draw:line>
        <draw:line draw:style-name="gr2" draw:text-style-name="P1" draw:layer="layout" svg:x1="16.5cm" svg:y1="7.5cm" svg:x2="18cm" svg:y2="7.5cm">
          <text:p/>
        </draw:line>
        <draw:frame draw:style-name="gr3" draw:text-style-name="P3" draw:layer="layout" svg:width="2.403cm" svg:height="0.894cm" svg:x="16.607cm" svg:y="6.6cm">
          <draw:text-box>
            <text:p><text:span text:style-name="T2">UpEvent</text:span></text:p>
          </draw:text-box>
        </draw:frame>
        <draw:frame draw:style-name="gr3" draw:text-style-name="P3" draw:layer="layout" svg:width="3.034cm" svg:height="0.894cm" svg:x="16.5cm" svg:y="8.406cm">
          <draw:text-box>
            <text:p text:style-name="P1"><text:span text:style-name="T2">DownEvent</text:span></text:p>
          </draw:text-box>
        </draw:frame>
        <draw:g>
          <draw:line draw:style-name="gr5" draw:text-style-name="P1" draw:layer="layout" svg:x1="3cm" svg:y1="3.5cm" svg:x2="4cm" svg:y2="3.5cm">
            <text:p/>
          </draw:line>
          <draw:line draw:style-name="gr5" draw:text-style-name="P1" draw:layer="layout" svg:x1="4cm" svg:y1="2.5cm" svg:x2="5cm" svg:y2="2.5cm">
            <text:p/>
          </draw:line>
          <draw:line draw:style-name="gr5" draw:text-style-name="P1" draw:layer="layout" svg:x1="5cm" svg:y1="3.5cm" svg:x2="6cm" svg:y2="3.5cm">
            <text:p/>
          </draw:line>
          <draw:line draw:style-name="gr5" draw:text-style-name="P1" draw:layer="layout" svg:x1="6cm" svg:y1="2.5cm" svg:x2="7cm" svg:y2="2.5cm">
            <text:p/>
          </draw:line>
          <draw:line draw:style-name="gr5" draw:text-style-name="P1" draw:layer="layout" svg:x1="7cm" svg:y1="3.5cm" svg:x2="8cm" svg:y2="3.5cm">
            <text:p/>
          </draw:line>
          <draw:line draw:style-name="gr5" draw:text-style-name="P1" draw:layer="layout" svg:x1="8cm" svg:y1="2.5cm" svg:x2="9cm" svg:y2="2.5cm">
            <text:p/>
          </draw:line>
          <draw:line draw:style-name="gr5" draw:text-style-name="P1" draw:layer="layout" svg:x1="9cm" svg:y1="3.5cm" svg:x2="10cm" svg:y2="3.5cm">
            <text:p/>
          </draw:line>
          <draw:line draw:style-name="gr5" draw:text-style-name="P1" draw:layer="layout" svg:x1="10cm" svg:y1="2.5cm" svg:x2="11cm" svg:y2="2.5cm">
            <text:p/>
          </draw:line>
          <draw:line draw:style-name="gr5" draw:text-style-name="P1" draw:layer="layout" svg:x1="4cm" svg:y1="2.5cm" svg:x2="4cm" svg:y2="3.5cm">
            <text:p/>
          </draw:line>
          <draw:line draw:style-name="gr5" draw:text-style-name="P1" draw:layer="layout" svg:x1="5cm" svg:y1="2.5cm" svg:x2="5cm" svg:y2="3.5cm">
            <text:p/>
          </draw:line>
          <draw:line draw:style-name="gr5" draw:text-style-name="P1" draw:layer="layout" svg:x1="6cm" svg:y1="2.5cm" svg:x2="6cm" svg:y2="3.5cm">
            <text:p/>
          </draw:line>
          <draw:line draw:style-name="gr5" draw:text-style-name="P1" draw:layer="layout" svg:x1="7cm" svg:y1="2.5cm" svg:x2="7cm" svg:y2="3.5cm">
            <text:p/>
          </draw:line>
          <draw:line draw:style-name="gr5" draw:text-style-name="P1" draw:layer="layout" svg:x1="8cm" svg:y1="2.5cm" svg:x2="8cm" svg:y2="3.5cm">
            <text:p/>
          </draw:line>
          <draw:line draw:style-name="gr5" draw:text-style-name="P1" draw:layer="layout" svg:x1="9cm" svg:y1="2.5cm" svg:x2="9cm" svg:y2="3.5cm">
            <text:p/>
          </draw:line>
          <draw:line draw:style-name="gr5" draw:text-style-name="P1" draw:layer="layout" svg:x1="10cm" svg:y1="2.5cm" svg:x2="10cm" svg:y2="3.5cm">
            <text:p/>
          </draw:line>
        </draw:g>
        <draw:line draw:style-name="gr5" draw:text-style-name="P1" draw:layer="layout" svg:x1="3.5cm" svg:y1="5cm" svg:x2="4.5cm" svg:y2="5cm">
          <text:p/>
        </draw:line>
        <draw:line draw:style-name="gr5" draw:text-style-name="P1" draw:layer="layout" svg:x1="4.5cm" svg:y1="4cm" svg:x2="5.5cm" svg:y2="4cm">
          <text:p/>
        </draw:line>
        <draw:line draw:style-name="gr5" draw:text-style-name="P1" draw:layer="layout" svg:x1="5.5cm" svg:y1="5cm" svg:x2="6.5cm" svg:y2="5cm">
          <text:p/>
        </draw:line>
        <draw:line draw:style-name="gr5" draw:text-style-name="P1" draw:layer="layout" svg:x1="6.5cm" svg:y1="4cm" svg:x2="7.5cm" svg:y2="4cm">
          <text:p/>
        </draw:line>
        <draw:line draw:style-name="gr5" draw:text-style-name="P1" draw:layer="layout" svg:x1="7.5cm" svg:y1="5cm" svg:x2="8.5cm" svg:y2="5cm">
          <text:p/>
        </draw:line>
        <draw:line draw:style-name="gr5" draw:text-style-name="P1" draw:layer="layout" svg:x1="8.5cm" svg:y1="4cm" svg:x2="9.5cm" svg:y2="4cm">
          <text:p/>
        </draw:line>
        <draw:line draw:style-name="gr5" draw:text-style-name="P1" draw:layer="layout" svg:x1="9.5cm" svg:y1="5cm" svg:x2="10.5cm" svg:y2="5cm">
          <text:p/>
        </draw:line>
        <draw:line draw:style-name="gr5" draw:text-style-name="P1" draw:layer="layout" svg:x1="10.5cm" svg:y1="4cm" svg:x2="11cm" svg:y2="4cm">
          <text:p/>
        </draw:line>
        <draw:line draw:style-name="gr5" draw:text-style-name="P1" draw:layer="layout" svg:x1="4.5cm" svg:y1="4cm" svg:x2="4.5cm" svg:y2="5cm">
          <text:p/>
        </draw:line>
        <draw:line draw:style-name="gr5" draw:text-style-name="P1" draw:layer="layout" svg:x1="5.5cm" svg:y1="4cm" svg:x2="5.5cm" svg:y2="5cm">
          <text:p/>
        </draw:line>
        <draw:line draw:style-name="gr5" draw:text-style-name="P1" draw:layer="layout" svg:x1="6.5cm" svg:y1="4cm" svg:x2="6.5cm" svg:y2="5cm">
          <text:p/>
        </draw:line>
        <draw:line draw:style-name="gr5" draw:text-style-name="P1" draw:layer="layout" svg:x1="7.5cm" svg:y1="4cm" svg:x2="7.5cm" svg:y2="5cm">
          <text:p/>
        </draw:line>
        <draw:line draw:style-name="gr5" draw:text-style-name="P1" draw:layer="layout" svg:x1="8.5cm" svg:y1="4cm" svg:x2="8.5cm" svg:y2="5cm">
          <text:p/>
        </draw:line>
        <draw:line draw:style-name="gr5" draw:text-style-name="P1" draw:layer="layout" svg:x1="9.5cm" svg:y1="4cm" svg:x2="9.5cm" svg:y2="5cm">
          <text:p/>
        </draw:line>
        <draw:line draw:style-name="gr5" draw:text-style-name="P1" draw:layer="layout" svg:x1="10.5cm" svg:y1="4cm" svg:x2="10.5cm" svg:y2="5cm">
          <text:p/>
        </draw:line>
        <draw:line draw:style-name="gr5" draw:text-style-name="P1" draw:layer="layout" svg:x1="3.5cm" svg:y1="4cm" svg:x2="3.5cm" svg:y2="5cm">
          <text:p/>
        </draw:line>
        <draw:line draw:style-name="gr5" draw:text-style-name="P1" draw:layer="layout" svg:x1="3cm" svg:y1="4cm" svg:x2="3.5cm" svg:y2="4cm">
          <text:p/>
        </draw:line>
        <draw:frame draw:style-name="gr3" draw:text-style-name="P3" draw:layer="layout" svg:width="0.832cm" svg:height="0.894cm" svg:x="2.168cm" svg:y="2.606cm">
          <draw:text-box>
            <text:p><text:span text:style-name="T2">A</text:span></text:p>
          </draw:text-box>
        </draw:frame>
        <draw:frame draw:style-name="gr3" draw:text-style-name="P3" draw:layer="layout" svg:width="0.832cm" svg:height="0.894cm" svg:x="2.168cm" svg:y="4cm">
          <draw:text-box>
            <text:p><text:span text:style-name="T2">B</text:span></text:p>
          </draw:text-box>
        </draw:frame>
        <draw:frame draw:style-name="gr3" draw:text-style-name="P3" draw:layer="layout" svg:width="5.578cm" svg:height="0.894cm" svg:x="11.4cm" svg:y="3.2cm">
          <draw:text-box>
            <text:p><text:span text:style-name="T2">Rotary Encoder Output</text:span></text:p>
          </draw:text-box>
        </draw:frame>
        <draw:frame draw:style-name="gr3" draw:text-style-name="P3" draw:layer="layout" svg:width="8.092cm" svg:height="0.894cm" svg:x="2cm" svg:y="9.106cm">
          <draw:text-box>
            <text:p><text:span text:style-name="T2">Rotary Encoder: Processing Steps</text:span></text:p>
          </draw:text-box>
        </draw:frame>
      </draw:page>
      <draw:page draw:name="page2" draw:style-name="dp1" draw:master-page-name="Standard">
        <draw:frame draw:style-name="gr6" draw:text-style-name="P3" draw:layer="layout" svg:width="0.832cm" svg:height="0.894cm" svg:x="5.8cm" svg:y="2.7cm">
          <draw:text-box>
            <text:p><text:span text:style-name="T2">A</text:span></text:p>
          </draw:text-box>
        </draw:frame>
        <draw:frame draw:style-name="gr7" draw:text-style-name="P3" draw:layer="layout" svg:width="0.832cm" svg:height="0.9cm" svg:x="7.468cm" svg:y="2.7cm">
          <draw:text-box>
            <text:p><text:span text:style-name="T2">B</text:span></text:p>
          </draw:text-box>
        </draw:frame>
        <draw:frame draw:style-name="gr8" draw:text-style-name="P3" draw:layer="layout" svg:width="1.679cm" svg:height="1.094cm" svg:x="15.149cm" svg:y="4.037cm">
          <draw:text-box>
            <text:p><text:span text:style-name="T2">CCW</text:span></text:p>
          </draw:text-box>
        </draw:frame>
        <draw:frame draw:style-name="gr9" draw:text-style-name="P3" draw:layer="layout" svg:width="6.378cm" svg:height="7.963cm" svg:x="13.322cm" svg:y="10.363cm">
          <draw:text-box>
            <text:p><text:span text:style-name="T2">Rotary Encoder for M2tklib</text:span></text:p>
            <text:p><text:span text:style-name="T2">State Machine</text:span></text:p>
          </draw:text-box>
        </draw:frame>
        <draw:custom-shape draw:style-name="gr10" draw:text-style-name="P1" xml:id="id8" draw:id="id8" draw:layer="layout" svg:width="1cm" svg:height="1cm" svg:x="6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1" draw:id="id21" draw:layer="layout" svg:width="1cm" svg:height="1cm" svg:x="6.5cm" svg:y="7cm">
          <text:p text:style-name="P1"><text:span text:style-name="T1">01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1cm" svg:height="1cm" svg:x="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9" draw:id="id19" draw:layer="layout" svg:width="1cm" svg:height="1cm" svg:x="9cm" svg:y="7cm">
          <text:p text:style-name="P1"><text:span text:style-name="T1">011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1cm" svg:height="1cm" svg:x="6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3" draw:id="id13" draw:layer="layout" svg:width="1cm" svg:height="1cm" svg:x="6.5cm" svg:y="9.5cm">
          <text:p text:style-name="P1"><text:span text:style-name="T1">0100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1cm" svg:height="1cm" svg:x="9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5" draw:id="id15" draw:layer="layout" svg:width="1cm" svg:height="1cm" svg:x="9cm" svg:y="9.5cm">
          <text:p text:style-name="P1"><text:span text:style-name="T1">0101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7cm" svg:y1="9.5cm" svg:x2="7cm" svg:y2="8cm" svg:d="m7000 9500v-1500">
          <text:p/>
        </draw:connector>
        <draw:connector draw:style-name="gr12" draw:text-style-name="P1" draw:layer="layout" svg:x1="7.5cm" svg:y1="7.5cm" svg:x2="9cm" svg:y2="7.5cm" svg:d="m7500 7500h1500">
          <text:p/>
        </draw:connector>
        <draw:connector draw:style-name="gr12" draw:text-style-name="P1" draw:layer="layout" svg:x1="9.5cm" svg:y1="8cm" svg:x2="9.5cm" svg:y2="9.5cm" svg:d="m9500 8000v1500">
          <text:p/>
        </draw:connector>
        <draw:connector draw:style-name="gr12" draw:text-style-name="P1" draw:layer="layout" svg:x1="9cm" svg:y1="10cm" svg:x2="7.5cm" svg:y2="10cm" svg:d="m9000 10000h-1500">
          <text:p/>
        </draw:connector>
        <draw:custom-shape draw:style-name="gr13" draw:text-style-name="P1" xml:id="id7" draw:id="id7" draw:layer="layout" svg:width="1cm" svg:height="1cm" svg:x="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0" draw:id="id20" draw:layer="layout" svg:width="1cm" svg:height="1cm" svg:x="5cm" svg:y="5.5cm">
          <text:p text:style-name="P1"><text:span text:style-name="T1">1000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" xml:id="id5" draw:id="id5" draw:layer="layout" svg:width="1cm" svg:height="1cm" svg:x="1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xml:id="id18" draw:id="id18" draw:layer="layout" svg:width="1cm" svg:height="1cm" svg:x="10.5cm" svg:y="5.5cm">
            <text:p text:style-name="P1"><text:span text:style-name="T1">1010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" xml:id="id3" draw:id="id3" draw:layer="layout" svg:width="1cm" svg:height="1cm" svg:x="10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7" draw:id="id17" draw:layer="layout" svg:width="1cm" svg:height="1cm" svg:x="10.551cm" svg:y="11cm">
          <text:p text:style-name="P1"><text:span text:style-name="T1">1011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1" draw:id="id1" draw:layer="layout" svg:width="1cm" svg:height="1cm" svg:x="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2" draw:id="id22" draw:layer="layout" svg:width="1cm" svg:height="1cm" svg:x="5cm" svg:y="11cm">
          <text:p text:style-name="P1"><text:span text:style-name="T1">1001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5.854cm" svg:y1="11.146cm" svg:x2="6.646cm" svg:y2="10.354cm" draw:start-shape="id1" draw:start-glue-point="11" draw:end-shape="id2" draw:end-glue-point="7" svg:d="m5854 11146 792-792">
          <text:p/>
        </draw:connector>
        <draw:connector draw:style-name="gr12" draw:text-style-name="P1" draw:layer="layout" draw:type="line" svg:x1="10.646cm" svg:y1="11.146cm" svg:x2="9.854cm" svg:y2="10.354cm" draw:start-shape="id3" draw:start-glue-point="5" draw:end-shape="id4" draw:end-glue-point="9" svg:d="m10646 11146-792-792">
          <text:p/>
        </draw:connector>
        <draw:connector draw:style-name="gr12" draw:text-style-name="P1" draw:layer="layout" draw:type="line" svg:x1="10.646cm" svg:y1="6.354cm" svg:x2="9.854cm" svg:y2="7.146cm" draw:start-shape="id5" draw:start-glue-point="7" draw:end-shape="id6" draw:end-glue-point="11" svg:d="m10646 6354-792 792">
          <text:p/>
        </draw:connector>
        <draw:connector draw:style-name="gr12" draw:text-style-name="P1" draw:layer="layout" draw:type="line" svg:x1="5.854cm" svg:y1="6.354cm" svg:x2="6.646cm" svg:y2="7.146cm" draw:start-shape="id7" draw:start-glue-point="9" draw:end-shape="id8" draw:end-glue-point="5" svg:d="m5854 6354 792 792">
          <text:p/>
        </draw:connector>
        <draw:g>
          <draw:custom-shape draw:style-name="gr10" draw:text-style-name="P1" xml:id="id11" draw:id="id11" draw:layer="layout" svg:width="1cm" svg:height="1cm" svg:x="12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xml:id="id24" draw:id="id24" draw:layer="layout" svg:width="1cm" svg:height="1cm" svg:x="12cm" svg:y="4cm">
            <text:p text:style-name="P1"><text:span text:style-name="T3">0000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" xml:id="id12" draw:id="id12" draw:layer="layout" svg:width="1cm" svg:height="1cm" svg:x="3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4" draw:id="id14" draw:layer="layout" svg:width="1cm" svg:height="1cm" svg:x="3.5cm" svg:y="4cm">
          <text:p text:style-name="P1"><text:span text:style-name="T3">000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1cm" svg:height="1cm" svg:x="3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6" draw:id="id16" draw:layer="layout" svg:width="1cm" svg:height="1cm" svg:x="3.5cm" svg:y="12.5cm">
          <text:p text:style-name="P1"><text:span text:style-name="T3">001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0" draw:id="id10" draw:layer="layout" svg:width="1cm" svg:height="1cm" svg:x="12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3" draw:id="id23" draw:layer="layout" svg:width="1cm" svg:height="1cm" svg:x="12cm" svg:y="12.5cm">
          <text:p text:style-name="P1"><text:span text:style-name="T3">0010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5.146cm" svg:y1="11.854cm" svg:x2="4.354cm" svg:y2="12.646cm" draw:start-shape="id1" draw:start-glue-point="7" draw:end-shape="id9" draw:end-glue-point="11" svg:d="m5146 11854-792 792">
          <text:p/>
        </draw:connector>
        <draw:connector draw:style-name="gr12" draw:text-style-name="P1" draw:layer="layout" draw:type="line" svg:x1="11.354cm" svg:y1="11.854cm" svg:x2="12.146cm" svg:y2="12.646cm" draw:start-shape="id3" draw:start-glue-point="9" draw:end-shape="id10" draw:end-glue-point="5" svg:d="m11354 11854 792 792">
          <text:p/>
        </draw:connector>
        <draw:connector draw:style-name="gr12" draw:text-style-name="P1" draw:layer="layout" draw:type="line" svg:x1="11.354cm" svg:y1="5.646cm" svg:x2="12.146cm" svg:y2="4.854cm" draw:start-shape="id5" draw:start-glue-point="11" draw:end-shape="id11" draw:end-glue-point="7" svg:d="m11354 5646 792-792">
          <text:p/>
        </draw:connector>
        <draw:connector draw:style-name="gr12" draw:text-style-name="P1" draw:layer="layout" draw:type="line" svg:x1="5.146cm" svg:y1="5.646cm" svg:x2="4.354cm" svg:y2="4.854cm" draw:start-shape="id7" draw:start-glue-point="5" draw:end-shape="id12" draw:end-glue-point="9" svg:d="m5146 5646-792-792">
          <text:p/>
        </draw:connector>
        <draw:connector draw:style-name="gr12" draw:text-style-name="P1" draw:layer="layout" svg:x1="12.146cm" svg:y1="4.146cm" svg:x2="4.354cm" svg:y2="4.146cm" draw:start-shape="id11" draw:start-glue-point="5" draw:end-shape="id12" draw:end-glue-point="11" svg:d="m12146 4146h-7792">
          <text:p/>
        </draw:connector>
        <draw:connector draw:style-name="gr12" draw:text-style-name="P1" draw:layer="layout" svg:x1="12.854cm" svg:y1="12.646cm" svg:x2="12.854cm" svg:y2="4.854cm" draw:start-shape="id10" draw:start-glue-point="11" draw:end-shape="id11" draw:end-glue-point="9" svg:d="m12854 12646v-7792">
          <text:p/>
        </draw:connector>
        <draw:connector draw:style-name="gr12" draw:text-style-name="P1" draw:layer="layout" svg:x1="4.354cm" svg:y1="13.354cm" svg:x2="12.146cm" svg:y2="13.354cm" draw:start-shape="id9" draw:start-glue-point="9" draw:end-shape="id10" draw:end-glue-point="7" svg:d="m4354 13354h7792">
          <text:p/>
        </draw:connector>
        <draw:connector draw:style-name="gr12" draw:text-style-name="P1" draw:layer="layout" svg:x1="3.646cm" svg:y1="4.854cm" svg:x2="3.646cm" svg:y2="12.646cm" draw:start-shape="id12" draw:start-glue-point="7" draw:end-shape="id9" draw:end-glue-point="5" svg:d="m3646 4854v7792">
          <text:p/>
        </draw:connector>
        <draw:connector draw:style-name="gr12" draw:text-style-name="P1" draw:layer="layout" draw:type="curve" svg:x1="4.354cm" svg:y1="4.854cm" svg:x2="6.646cm" svg:y2="9.646cm" draw:start-shape="id12" draw:start-glue-point="9" draw:end-shape="id2" draw:end-glue-point="5" svg:d="m4354 4854c0 3595 2292 1200 2292 4792">
          <text:p/>
        </draw:connector>
        <draw:connector draw:style-name="gr12" draw:text-style-name="P1" draw:layer="layout" draw:type="curve" svg:x1="6.5cm" svg:y1="10cm" svg:x2="4cm" svg:y2="5cm" draw:start-shape="id13" draw:start-glue-point="3" draw:end-shape="id14" draw:end-glue-point="2" svg:d="m6500 10000c-1667 0-2500-1666-2500-5000">
          <text:p/>
        </draw:connector>
        <draw:connector draw:style-name="gr12" draw:text-style-name="P1" draw:layer="layout" draw:type="curve" svg:x1="4.354cm" svg:y1="12.646cm" svg:x2="9.146cm" svg:y2="10.354cm" draw:start-shape="id9" draw:start-glue-point="11" draw:end-shape="id4" draw:end-glue-point="7" svg:d="m4354 12646c3595 0 1200-2292 4792-2292">
          <text:p/>
        </draw:connector>
        <draw:connector draw:style-name="gr12" draw:text-style-name="P1" draw:layer="layout" draw:type="curve" svg:x1="9.5cm" svg:y1="10.5cm" svg:x2="4.5cm" svg:y2="13cm" draw:start-shape="id15" draw:start-glue-point="2" draw:end-shape="id16" draw:end-glue-point="1" svg:d="m9500 10500c0 1667-1666 2500-5000 2500">
          <text:p/>
        </draw:connector>
        <draw:connector draw:style-name="gr12" draw:text-style-name="P1" draw:layer="layout" draw:type="curve" svg:x1="7cm" svg:y1="10.5cm" svg:x2="10.551cm" svg:y2="11.5cm" draw:start-shape="id13" draw:start-glue-point="2" draw:end-shape="id17" draw:end-glue-point="3" svg:d="m7000 10500c0 667 1183 1000 3551 1000">
          <text:p/>
        </draw:connector>
        <draw:connector draw:style-name="gr12" draw:text-style-name="P1" draw:layer="layout" draw:type="curve" svg:x1="10cm" svg:y1="10cm" svg:x2="11cm" svg:y2="6.5cm" draw:start-shape="id15" draw:start-glue-point="1" draw:end-shape="id18" draw:end-glue-point="2" svg:d="m10000 10000c667 0 1000-1166 1000-3500">
          <text:p/>
        </draw:connector>
        <draw:connector draw:style-name="gr12" draw:text-style-name="P1" draw:layer="layout" draw:type="curve" svg:x1="9.5cm" svg:y1="7cm" svg:x2="6cm" svg:y2="6cm" draw:start-shape="id19" draw:start-glue-point="0" draw:end-shape="id20" draw:end-glue-point="1" svg:d="m9500 7000c0-667-1166-1000-3500-1000">
          <text:p/>
        </draw:connector>
        <draw:connector draw:style-name="gr12" draw:text-style-name="P1" draw:layer="layout" draw:type="curve" svg:x1="6.5cm" svg:y1="7.5cm" svg:x2="5.5cm" svg:y2="11cm" draw:start-shape="id21" draw:start-glue-point="3" draw:end-shape="id22" draw:end-glue-point="0" svg:d="m6500 7500c-667 0-1000 1166-1000 3500">
          <text:p/>
        </draw:connector>
        <draw:connector draw:style-name="gr12" draw:text-style-name="P1" draw:layer="layout" draw:type="curve" svg:x1="12.146cm" svg:y1="12.646cm" svg:x2="9.854cm" svg:y2="7.854cm" draw:start-shape="id10" draw:start-glue-point="5" draw:end-shape="id6" draw:end-glue-point="9" svg:d="m12146 12646c0-3592-2292-1197-2292-4792">
          <text:p/>
        </draw:connector>
        <draw:connector draw:style-name="gr12" draw:text-style-name="P1" draw:layer="layout" draw:type="curve" svg:x1="10cm" svg:y1="7.5cm" svg:x2="12.5cm" svg:y2="12.5cm" draw:start-shape="id19" draw:start-glue-point="1" draw:end-shape="id23" draw:end-glue-point="0" svg:d="m10000 7500c1667 0 2500 1666 2500 5000">
          <text:p/>
        </draw:connector>
        <draw:connector draw:style-name="gr12" draw:text-style-name="P1" draw:layer="layout" draw:type="curve" svg:x1="7cm" svg:y1="7cm" svg:x2="12cm" svg:y2="4.5cm" draw:start-shape="id21" draw:start-glue-point="0" draw:end-shape="id24" draw:end-glue-point="3" svg:d="m7000 7000c0-1667 1666-2500 5000-2500">
          <text:p/>
        </draw:connector>
        <draw:connector draw:style-name="gr12" draw:text-style-name="P1" draw:layer="layout" draw:type="curve" svg:x1="12.146cm" svg:y1="4.854cm" svg:x2="7.354cm" svg:y2="7.146cm" draw:start-shape="id11" draw:start-glue-point="7" draw:end-shape="id8" draw:end-glue-point="11" svg:d="m12146 4854c-3592 0-1197 2292-4792 2292">
          <text:p/>
        </draw:connector>
        <draw:connector draw:style-name="gr12" draw:text-style-name="P1" draw:layer="layout" draw:type="curve" svg:x1="4.5cm" svg:y1="4.5cm" svg:x2="11cm" svg:y2="5.5cm" draw:start-shape="id14" draw:start-glue-point="1" draw:end-shape="id18" draw:end-glue-point="0" svg:d="m4500 4500c4334 0 6500 333 6500 1000">
          <text:p/>
        </draw:connector>
        <draw:connector draw:style-name="gr12" draw:text-style-name="P1" draw:layer="layout" draw:type="curve" svg:x1="12.5cm" svg:y1="5cm" svg:x2="11.551cm" svg:y2="11.5cm" draw:start-shape="id24" draw:end-shape="id17" draw:end-glue-point="1" svg:d="m12500 5000c0 4334-316 6500-949 6500">
          <text:p/>
        </draw:connector>
        <draw:connector draw:style-name="gr12" draw:text-style-name="P1" draw:layer="layout" draw:type="curve" svg:x1="12cm" svg:y1="13cm" svg:x2="5.5cm" svg:y2="12cm" draw:start-shape="id23" draw:start-glue-point="3" draw:end-shape="id22" draw:end-glue-point="2" svg:d="m12000 13000c-4334 0-6500-333-6500-1000">
          <text:p/>
        </draw:connector>
        <draw:connector draw:style-name="gr12" draw:text-style-name="P1" draw:layer="layout" draw:type="curve" svg:x1="4cm" svg:y1="12.5cm" svg:x2="5cm" svg:y2="6cm" draw:start-shape="id16" draw:start-glue-point="0" draw:end-shape="id20" draw:end-glue-point="3" svg:d="m4000 12500c0-4334 333-6500 1000-6500">
          <text:p/>
        </draw:connector>
        <draw:connector draw:style-name="gr12" draw:text-style-name="P1" draw:layer="layout" draw:type="curve" svg:x1="5.854cm" svg:y1="11.146cm" svg:x2="11cm" svg:y2="6.5cm" draw:start-shape="id1" draw:start-glue-point="11" draw:end-shape="id18" draw:end-glue-point="2" svg:d="m5854 11146c0-3594 5146-1271 5146-4646">
          <text:p/>
        </draw:connector>
        <draw:connector draw:style-name="gr12" draw:text-style-name="P1" draw:layer="layout" draw:type="curve" svg:x1="10.646cm" svg:y1="6.354cm" svg:x2="5.5cm" svg:y2="11cm" draw:start-shape="id5" draw:start-glue-point="7" draw:end-shape="id22" draw:end-glue-point="0" svg:d="m10646 6354c0 3595-5146 1273-5146 4646">
          <text:p/>
        </draw:connector>
        <draw:connector draw:style-name="gr12" draw:text-style-name="P1" draw:layer="layout" draw:type="curve" svg:x1="5.854cm" svg:y1="6.354cm" svg:x2="11.051cm" svg:y2="11cm" draw:start-shape="id7" draw:start-glue-point="9" draw:end-shape="id17" draw:end-glue-point="0" svg:d="m5854 6354c0 3595 5197 1273 5197 4646">
          <text:p/>
        </draw:connector>
        <draw:connector draw:style-name="gr12" draw:text-style-name="P1" draw:layer="layout" draw:type="curve" svg:x1="10.646cm" svg:y1="11.146cm" svg:x2="5.5cm" svg:y2="6.5cm" draw:start-shape="id3" draw:start-glue-point="5" draw:end-shape="id20" draw:end-glue-point="2" svg:d="m10646 11146c0-3594-5146-1271-5146-4646">
          <text:p/>
        </draw:connector>
        <draw:g>
          <draw:custom-shape draw:style-name="gr10" draw:text-style-name="P1" draw:layer="layout" svg:width="1cm" svg:height="1cm" svg:x="1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draw:layer="layout" svg:width="1cm" svg:height="1cm" svg:x="14cm" svg:y="4cm">
            <text:p text:style-name="P1"><text:span text:style-name="T3">00xx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" draw:layer="layout" svg:width="1cm" svg:height="1cm" svg:x="1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cm" svg:height="1cm" svg:x="14cm" svg:y="6cm">
          <text:p text:style-name="P1"><text:span text:style-name="T1">10xx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863cm" svg:height="1.094cm" svg:x="15.1cm" svg:y="6.006cm">
          <draw:text-box>
            <text:p><text:span text:style-name="T2">Unknown State</text:span></text:p>
          </draw:text-box>
        </draw:frame>
        <draw:custom-shape draw:style-name="gr10" draw:text-style-name="P1" draw:layer="layout" svg:width="1cm" svg:height="1cm" svg:x="1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cm" svg:height="1cm" svg:x="14cm" svg:y="8cm">
          <text:p text:style-name="P1"><text:span text:style-name="T1">01xx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323cm" svg:height="1.094cm" svg:x="15.1cm" svg:y="8.1cm">
          <draw:text-box>
            <text:p><text:span text:style-name="T2">CW</text:span></text:p>
          </draw:text-box>
        </draw:frame>
        <draw:custom-shape draw:style-name="gr11" draw:text-style-name="P2" draw:layer="layout" svg:width="1cm" svg:height="1cm" svg:x="6.6cm" svg:y="3.4cm">
          <text:p text:style-name="P1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cm" svg:height="1cm" svg:x="6.6cm" svg:y="3.4cm">
          <text:p text:style-name="P1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cm" svg:height="1cm" svg:x="4.6cm" svg:y="4.7cm">
          <text:p text:style-name="P1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cm" svg:height="1cm" svg:x="4.4cm" svg:y="8.1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1cm" svg:x="8.7cm" svg:y="8.8cm">
          <text:p text:style-name="P1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cm" svg:height="1cm" svg:x="6.6cm" svg:y="11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1cm" svg:x="9.6cm" svg:y="10.4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1cm" svg:x="5.5cm" svg:y="8.1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1cm" svg:x="8.6cm" svg:y="12.3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1cm" svg:x="9.9cm" svg:y="6.6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7.8cm" svg:y="9.4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5.9cm" svg:y="8.5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5.9cm" svg:y="10.5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5cm" svg:y="7.2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3.8cm" svg:y="9.9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8.2cm" svg:y="5.6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2.6cm" svg:y="8.7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1.4cm" svg:y="5.1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7.6cm" svg:y="4.5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6.8cm" svg:y="4.3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0.6cm" svg:y="8.2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6.8cm" svg:y="7.7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5.8cm" svg:y="6.1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7.9cm" svg:y="6.4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7.9cm" svg:y="13.1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0.9cm" svg:y="11.8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1.4cm" svg:y="8.9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7.7cm" svg:y="11.7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2.9cm" svg:y="9.1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4.1cm" svg:y="11.6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7.7cm" svg:y="7.2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9.7cm" svg:y="6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1.2cm" svg:y="10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1.7cm" svg:y="7.2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0.5cm" svg:y="9.3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8cm" svg:y="10.7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7.6cm" svg:y1="3.3cm" svg:x2="7.2cm" svg:y2="3.7cm">
          <text:p/>
        </draw:line>
        <draw:line draw:style-name="gr14" draw:text-style-name="P1" draw:layer="layout" svg:x1="6.5cm" svg:y1="3.3cm" svg:x2="6.9cm" svg:y2="3.7cm">
          <text:p/>
        </draw:line>
      </draw:page>
      <draw:page draw:name="page3" draw:style-name="dp1" draw:master-page-name="Standard">
        <draw:frame draw:style-name="gr9" draw:text-style-name="P3" draw:layer="layout" svg:width="6.378cm" svg:height="7.963cm" svg:x="13.322cm" svg:y="10.363cm">
          <draw:text-box>
            <text:p text:style-name="P5"><text:span text:style-name="T2">Rotary Encoder for M2tklib</text:span></text:p>
            <text:p text:style-name="P5"><text:span text:style-name="T2">State Machine</text:span></text:p>
          </draw:text-box>
        </draw:frame>
        <draw:custom-shape draw:style-name="gr11" draw:text-style-name="P2" draw:layer="layout" svg:width="1cm" svg:height="0.9cm" svg:x="7.9cm" svg:y="13.1cm">
          <text:p text:style-name="P6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0.832cm" svg:height="0.894cm" svg:x="5.801cm" svg:y="2.7cm">
          <draw:text-box>
            <text:p><text:span text:style-name="T2">A</text:span></text:p>
          </draw:text-box>
        </draw:frame>
        <draw:frame draw:style-name="gr7" draw:text-style-name="P3" draw:layer="layout" svg:width="0.832cm" svg:height="0.9cm" svg:x="7.469cm" svg:y="2.7cm">
          <draw:text-box>
            <text:p><text:span text:style-name="T2">B</text:span></text:p>
          </draw:text-box>
        </draw:frame>
        <draw:frame draw:style-name="gr8" draw:text-style-name="P3" draw:layer="layout" svg:width="1.679cm" svg:height="1.094cm" svg:x="15.15cm" svg:y="4.037cm">
          <draw:text-box>
            <text:p><text:span text:style-name="T2">CCW</text:span></text:p>
          </draw:text-box>
        </draw:frame>
        <draw:custom-shape draw:style-name="gr10" draw:text-style-name="P1" xml:id="id32" draw:id="id32" draw:layer="layout" svg:width="1cm" svg:height="1cm" svg:x="6.50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44" draw:id="id44" draw:layer="layout" svg:width="1cm" svg:height="1cm" svg:x="6.501cm" svg:y="7cm">
          <text:p text:style-name="P1"><text:span text:style-name="T1">01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0" draw:id="id30" draw:layer="layout" svg:width="1cm" svg:height="1cm" svg:x="9.00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43" draw:id="id43" draw:layer="layout" svg:width="1cm" svg:height="1cm" svg:x="9.001cm" svg:y="7cm">
          <text:p text:style-name="P1"><text:span text:style-name="T1">011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6" draw:id="id26" draw:layer="layout" svg:width="1cm" svg:height="1cm" svg:x="6.50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8" draw:id="id38" draw:layer="layout" svg:width="1cm" svg:height="1cm" svg:x="6.501cm" svg:y="9.5cm">
          <text:p text:style-name="P1"><text:span text:style-name="T1">0100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8" draw:id="id28" draw:layer="layout" svg:width="1cm" svg:height="1cm" svg:x="9.00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40" draw:id="id40" draw:layer="layout" svg:width="1cm" svg:height="1cm" svg:x="9.001cm" svg:y="9.5cm">
          <text:p text:style-name="P1"><text:span text:style-name="T1">0101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7.001cm" svg:y1="9.5cm" svg:x2="7.001cm" svg:y2="8cm" svg:d="m7001 9500v-1500">
          <text:p/>
        </draw:connector>
        <draw:connector draw:style-name="gr12" draw:text-style-name="P1" draw:layer="layout" svg:x1="7.501cm" svg:y1="7.5cm" svg:x2="9.001cm" svg:y2="7.5cm" svg:d="m7501 7500h1500">
          <text:p/>
        </draw:connector>
        <draw:connector draw:style-name="gr12" draw:text-style-name="P1" draw:layer="layout" svg:x1="9.501cm" svg:y1="8cm" svg:x2="9.501cm" svg:y2="9.5cm" svg:d="m9501 8000v1500">
          <text:p/>
        </draw:connector>
        <draw:connector draw:style-name="gr12" draw:text-style-name="P1" draw:layer="layout" svg:x1="9.001cm" svg:y1="10cm" svg:x2="7.501cm" svg:y2="10cm" svg:d="m9001 10000h-1500">
          <text:p/>
        </draw:connector>
        <draw:custom-shape draw:style-name="gr13" draw:text-style-name="P1" xml:id="id31" draw:id="id31" draw:layer="layout" svg:width="1cm" svg:height="1cm" svg:x="5.001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7" draw:id="id37" draw:layer="layout" svg:width="1cm" svg:height="1cm" svg:x="5.001cm" svg:y="5.5cm">
          <text:p text:style-name="P1"><text:span text:style-name="T1">1000</text:span></text:p>
          <draw:enhanced-geometry svg:viewBox="0 0 21600 21600" draw:type="rectangle" draw:enhanced-path="M 0 0 L 21600 0 21600 21600 0 21600 0 0 Z N"/>
        </draw:custom-shape>
        <draw:g xml:id="id45" draw:id="id45">
          <draw:custom-shape draw:style-name="gr13" draw:text-style-name="P1" xml:id="id29" draw:id="id29" draw:layer="layout" svg:width="1cm" svg:height="1cm" svg:x="10.501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xml:id="id42" draw:id="id42" draw:layer="layout" svg:width="1cm" svg:height="1cm" svg:x="10.501cm" svg:y="5.5cm">
            <text:p text:style-name="P1"><text:span text:style-name="T1">1010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" xml:id="id27" draw:id="id27" draw:layer="layout" svg:width="1cm" svg:height="1cm" svg:x="10.50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41" draw:id="id41" draw:layer="layout" svg:width="1cm" svg:height="1cm" svg:x="10.552cm" svg:y="11cm">
          <text:p text:style-name="P1"><text:span text:style-name="T1">1011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25" draw:id="id25" draw:layer="layout" svg:width="1cm" svg:height="1cm" svg:x="5.00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9" draw:id="id39" draw:layer="layout" svg:width="1cm" svg:height="1cm" svg:x="5.001cm" svg:y="11cm">
          <text:p text:style-name="P1"><text:span text:style-name="T1">1001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5.855cm" svg:y1="11.146cm" svg:x2="6.647cm" svg:y2="10.354cm" draw:start-shape="id25" draw:start-glue-point="11" draw:end-shape="id26" draw:end-glue-point="7" svg:d="m5855 11146 792-792">
          <text:p/>
        </draw:connector>
        <draw:connector draw:style-name="gr12" draw:text-style-name="P1" draw:layer="layout" draw:type="line" svg:x1="10.647cm" svg:y1="11.146cm" svg:x2="9.855cm" svg:y2="10.354cm" draw:start-shape="id27" draw:start-glue-point="5" draw:end-shape="id28" draw:end-glue-point="9" svg:d="m10647 11146-792-792">
          <text:p/>
        </draw:connector>
        <draw:connector draw:style-name="gr12" draw:text-style-name="P1" draw:layer="layout" draw:type="line" svg:x1="10.647cm" svg:y1="6.354cm" svg:x2="9.855cm" svg:y2="7.146cm" draw:start-shape="id29" draw:start-glue-point="7" draw:end-shape="id30" draw:end-glue-point="11" svg:d="m10647 6354-792 792">
          <text:p/>
        </draw:connector>
        <draw:connector draw:style-name="gr12" draw:text-style-name="P1" draw:layer="layout" draw:type="line" svg:x1="5.855cm" svg:y1="6.354cm" svg:x2="6.647cm" svg:y2="7.146cm" draw:start-shape="id31" draw:start-glue-point="9" draw:end-shape="id32" draw:end-glue-point="5" svg:d="m5855 6354 792 792">
          <text:p/>
        </draw:connector>
        <draw:g>
          <draw:custom-shape draw:style-name="gr10" draw:text-style-name="P1" xml:id="id35" draw:id="id35" draw:layer="layout" svg:width="1cm" svg:height="1cm" svg:x="12.001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xml:id="id47" draw:id="id47" draw:layer="layout" svg:width="1cm" svg:height="1cm" svg:x="12.001cm" svg:y="4cm">
            <text:p text:style-name="P1"><text:span text:style-name="T3">0000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" xml:id="id36" draw:id="id36" draw:layer="layout" svg:width="1cm" svg:height="1cm" svg:x="3.50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46" draw:id="id46" draw:layer="layout" svg:width="1cm" svg:height="1cm" svg:x="3.501cm" svg:y="4cm">
          <text:p text:style-name="P1"><text:span text:style-name="T3">000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3" draw:id="id33" draw:layer="layout" svg:width="1cm" svg:height="1cm" svg:x="3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49" draw:id="id49" draw:layer="layout" svg:width="1cm" svg:height="1cm" svg:x="3.501cm" svg:y="12.5cm">
          <text:p text:style-name="P1"><text:span text:style-name="T3">001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4" draw:id="id34" draw:layer="layout" svg:width="1cm" svg:height="1cm" svg:x="12.0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48" draw:id="id48" draw:layer="layout" svg:width="1cm" svg:height="1cm" svg:x="12.001cm" svg:y="12.5cm">
          <text:p text:style-name="P1"><text:span text:style-name="T3">0010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5.147cm" svg:y1="11.854cm" svg:x2="4.355cm" svg:y2="12.646cm" draw:start-shape="id25" draw:start-glue-point="7" draw:end-shape="id33" draw:end-glue-point="11" svg:d="m5147 11854-792 792">
          <text:p/>
        </draw:connector>
        <draw:connector draw:style-name="gr12" draw:text-style-name="P1" draw:layer="layout" draw:type="line" svg:x1="11.355cm" svg:y1="11.854cm" svg:x2="12.147cm" svg:y2="12.646cm" draw:start-shape="id27" draw:start-glue-point="9" draw:end-shape="id34" draw:end-glue-point="5" svg:d="m11355 11854 792 792">
          <text:p/>
        </draw:connector>
        <draw:connector draw:style-name="gr12" draw:text-style-name="P1" draw:layer="layout" draw:type="line" svg:x1="11.355cm" svg:y1="5.646cm" svg:x2="12.147cm" svg:y2="4.854cm" draw:start-shape="id29" draw:start-glue-point="11" draw:end-shape="id35" draw:end-glue-point="7" svg:d="m11355 5646 792-792">
          <text:p/>
        </draw:connector>
        <draw:connector draw:style-name="gr12" draw:text-style-name="P1" draw:layer="layout" draw:type="line" svg:x1="5.147cm" svg:y1="5.646cm" svg:x2="4.355cm" svg:y2="4.854cm" draw:start-shape="id31" draw:start-glue-point="5" draw:end-shape="id36" draw:end-glue-point="9" svg:d="m5147 5646-792-792">
          <text:p/>
        </draw:connector>
        <draw:connector draw:style-name="gr12" draw:text-style-name="P1" draw:layer="layout" svg:x1="12.147cm" svg:y1="4.146cm" svg:x2="4.355cm" svg:y2="4.146cm" draw:start-shape="id35" draw:start-glue-point="5" draw:end-shape="id36" draw:end-glue-point="11" svg:d="m12147 4146h-7792">
          <text:p/>
        </draw:connector>
        <draw:connector draw:style-name="gr12" draw:text-style-name="P1" draw:layer="layout" svg:x1="12.855cm" svg:y1="12.646cm" svg:x2="12.855cm" svg:y2="4.854cm" draw:start-shape="id34" draw:start-glue-point="11" draw:end-shape="id35" draw:end-glue-point="9" svg:d="m12855 12646v-7792">
          <text:p/>
        </draw:connector>
        <draw:connector draw:style-name="gr12" draw:text-style-name="P1" draw:layer="layout" svg:x1="4.355cm" svg:y1="13.354cm" svg:x2="12.147cm" svg:y2="13.354cm" draw:start-shape="id33" draw:start-glue-point="9" draw:end-shape="id34" draw:end-glue-point="7" svg:d="m4355 13354h7792">
          <text:p/>
        </draw:connector>
        <draw:connector draw:style-name="gr12" draw:text-style-name="P1" draw:layer="layout" svg:x1="3.647cm" svg:y1="4.854cm" svg:x2="3.647cm" svg:y2="12.646cm" draw:start-shape="id36" draw:start-glue-point="7" draw:end-shape="id33" draw:end-glue-point="5" svg:d="m3647 4854v7792">
          <text:p/>
        </draw:connector>
        <draw:connector draw:style-name="gr12" draw:text-style-name="P1" draw:layer="layout" draw:type="curve" svg:x1="4.355cm" svg:y1="4.854cm" svg:x2="5.001cm" svg:y2="6cm" draw:start-shape="id36" draw:start-glue-point="9" draw:end-shape="id37" draw:end-glue-point="3" svg:d="m4355 4854c0 764 215 1146 646 1146">
          <text:p/>
        </draw:connector>
        <draw:connector draw:style-name="gr12" draw:text-style-name="P1" draw:layer="layout" draw:type="curve" svg:x1="6.501cm" svg:y1="10cm" svg:x2="5.501cm" svg:y2="11cm" draw:start-shape="id38" draw:start-glue-point="3" draw:end-shape="id25" svg:d="m6501 10000c-667 0-1000 333-1000 1000">
          <text:p/>
        </draw:connector>
        <draw:connector draw:style-name="gr12" draw:text-style-name="P1" draw:layer="layout" draw:type="curve" svg:x1="4.355cm" svg:y1="12.646cm" svg:x2="5.501cm" svg:y2="12cm" draw:start-shape="id33" draw:start-glue-point="11" draw:end-shape="id39" draw:end-glue-point="2" svg:d="m4355 12646c764 0 1146-215 1146-646">
          <text:p/>
        </draw:connector>
        <draw:connector draw:style-name="gr12" draw:text-style-name="P1" draw:layer="layout" draw:type="curve" svg:x1="9.501cm" svg:y1="10.5cm" svg:x2="10.552cm" svg:y2="11.5cm" draw:start-shape="id40" draw:start-glue-point="2" draw:end-shape="id41" draw:end-glue-point="3" svg:d="m9501 10500c0 667 350 1000 1051 1000">
          <text:p/>
        </draw:connector>
        <draw:connector draw:style-name="gr12" draw:text-style-name="P1" draw:layer="layout" draw:type="curve" svg:x1="7.001cm" svg:y1="10.5cm" svg:x2="10.552cm" svg:y2="11.5cm" draw:start-shape="id38" draw:start-glue-point="2" draw:end-shape="id41" draw:end-glue-point="3" svg:d="m7001 10500c0 667 1183 1000 3551 1000">
          <text:p/>
        </draw:connector>
        <draw:connector draw:style-name="gr12" draw:text-style-name="P1" draw:layer="layout" draw:type="curve" svg:x1="10.001cm" svg:y1="10cm" svg:x2="11.001cm" svg:y2="6.5cm" draw:start-shape="id40" draw:start-glue-point="1" draw:end-shape="id42" draw:end-glue-point="2" svg:d="m10001 10000c667 0 1000-1166 1000-3500">
          <text:p/>
        </draw:connector>
        <draw:connector draw:style-name="gr12" draw:text-style-name="P1" draw:layer="layout" draw:type="curve" svg:x1="9.501cm" svg:y1="7cm" svg:x2="6.001cm" svg:y2="6cm" draw:start-shape="id43" draw:start-glue-point="0" draw:end-shape="id37" draw:end-glue-point="1" svg:d="m9501 7000c0-667-1166-1000-3500-1000">
          <text:p/>
        </draw:connector>
        <draw:connector draw:style-name="gr12" draw:text-style-name="P1" draw:layer="layout" draw:type="curve" svg:x1="6.501cm" svg:y1="7.5cm" svg:x2="5.501cm" svg:y2="11cm" draw:start-shape="id44" draw:start-glue-point="3" draw:end-shape="id39" draw:end-glue-point="0" svg:d="m6501 7500c-667 0-1000 1166-1000 3500">
          <text:p/>
        </draw:connector>
        <draw:connector draw:style-name="gr12" draw:text-style-name="P1" draw:layer="layout" draw:type="curve" svg:x1="12.147cm" svg:y1="12.646cm" svg:x2="11.552cm" svg:y2="11.5cm" draw:start-shape="id34" draw:start-glue-point="5" draw:end-shape="id41" draw:end-glue-point="1" svg:d="m12147 12646c0-764-198-1146-595-1146">
          <text:p/>
        </draw:connector>
        <draw:connector draw:style-name="gr12" draw:text-style-name="P1" draw:layer="layout" draw:type="curve" svg:x1="10.001cm" svg:y1="7.5cm" svg:x2="11.001cm" svg:y2="6.5cm" draw:start-shape="id43" draw:start-glue-point="1" draw:end-shape="id45" draw:end-glue-point="2" svg:d="m10001 7500c667 0 1000-333 1000-1000">
          <text:p/>
        </draw:connector>
        <draw:connector draw:style-name="gr12" draw:text-style-name="P1" draw:layer="layout" draw:type="curve" svg:x1="7.001cm" svg:y1="7cm" svg:x2="6.001cm" svg:y2="6cm" draw:start-shape="id44" draw:start-glue-point="0" draw:end-shape="id37" draw:end-glue-point="1" svg:d="m7001 7000c0-667-333-1000-1000-1000">
          <text:p/>
        </draw:connector>
        <draw:connector draw:style-name="gr12" draw:text-style-name="P1" draw:layer="layout" draw:type="curve" svg:x1="12.147cm" svg:y1="4.854cm" svg:x2="11.001cm" svg:y2="5.5cm" draw:start-shape="id35" draw:start-glue-point="7" draw:end-shape="id45" draw:end-glue-point="0" svg:d="m12147 4854c-764 0-1146 215-1146 646">
          <text:p/>
        </draw:connector>
        <draw:connector draw:style-name="gr12" draw:text-style-name="P1" draw:layer="layout" draw:type="curve" svg:x1="4.501cm" svg:y1="4.5cm" svg:x2="11.001cm" svg:y2="5.5cm" draw:start-shape="id46" draw:start-glue-point="1" draw:end-shape="id42" draw:end-glue-point="0" svg:d="m4501 4500c4334 0 6500 333 6500 1000">
          <text:p/>
        </draw:connector>
        <draw:connector draw:style-name="gr12" draw:text-style-name="P1" draw:layer="layout" draw:type="curve" svg:x1="12.501cm" svg:y1="5cm" svg:x2="11.552cm" svg:y2="11.5cm" draw:start-shape="id47" draw:end-shape="id41" draw:end-glue-point="1" svg:d="m12501 5000c0 4334-316 6500-949 6500">
          <text:p/>
        </draw:connector>
        <draw:connector draw:style-name="gr12" draw:text-style-name="P1" draw:layer="layout" draw:type="curve" svg:x1="12.001cm" svg:y1="13cm" svg:x2="5.501cm" svg:y2="12cm" draw:start-shape="id48" draw:start-glue-point="3" draw:end-shape="id39" draw:end-glue-point="2" svg:d="m12001 13000c-4334 0-6500-333-6500-1000">
          <text:p/>
        </draw:connector>
        <draw:connector draw:style-name="gr12" draw:text-style-name="P1" draw:layer="layout" draw:type="curve" svg:x1="4.001cm" svg:y1="12.5cm" svg:x2="5.001cm" svg:y2="6cm" draw:start-shape="id49" draw:start-glue-point="0" draw:end-shape="id37" draw:end-glue-point="3" svg:d="m4001 12500c0-4334 333-6500 1000-6500">
          <text:p/>
        </draw:connector>
        <draw:connector draw:style-name="gr12" draw:text-style-name="P1" draw:layer="layout" draw:type="curve" svg:x1="5.855cm" svg:y1="11.146cm" svg:x2="11.001cm" svg:y2="6.5cm" draw:start-shape="id25" draw:start-glue-point="11" draw:end-shape="id42" draw:end-glue-point="2" svg:d="m5855 11146c0-3594 5146-1271 5146-4646">
          <text:p/>
        </draw:connector>
        <draw:connector draw:style-name="gr12" draw:text-style-name="P1" draw:layer="layout" draw:type="curve" svg:x1="10.647cm" svg:y1="6.354cm" svg:x2="5.501cm" svg:y2="11cm" draw:start-shape="id29" draw:start-glue-point="7" draw:end-shape="id39" draw:end-glue-point="0" svg:d="m10647 6354c0 3595-5146 1273-5146 4646">
          <text:p/>
        </draw:connector>
        <draw:connector draw:style-name="gr12" draw:text-style-name="P1" draw:layer="layout" draw:type="curve" svg:x1="5.855cm" svg:y1="6.354cm" svg:x2="11.052cm" svg:y2="11cm" draw:start-shape="id31" draw:start-glue-point="9" draw:end-shape="id41" draw:end-glue-point="0" svg:d="m5855 6354c0 3595 5197 1273 5197 4646">
          <text:p/>
        </draw:connector>
        <draw:connector draw:style-name="gr12" draw:text-style-name="P1" draw:layer="layout" draw:type="curve" svg:x1="10.647cm" svg:y1="11.146cm" svg:x2="5.501cm" svg:y2="6.5cm" draw:start-shape="id27" draw:start-glue-point="5" draw:end-shape="id37" draw:end-glue-point="2" svg:d="m10647 11146c0-3594-5146-1271-5146-4646">
          <text:p/>
        </draw:connector>
        <draw:g>
          <draw:custom-shape draw:style-name="gr10" draw:text-style-name="P1" draw:layer="layout" svg:width="1cm" svg:height="1cm" svg:x="14.001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draw:layer="layout" svg:width="1cm" svg:height="1cm" svg:x="14.001cm" svg:y="4cm">
            <text:p text:style-name="P1"><text:span text:style-name="T3">00xx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" draw:layer="layout" svg:width="1cm" svg:height="1cm" svg:x="14.00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cm" svg:height="1cm" svg:x="14.001cm" svg:y="6cm">
          <text:p text:style-name="P1"><text:span text:style-name="T1">10xx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863cm" svg:height="1.094cm" svg:x="15.101cm" svg:y="6.006cm">
          <draw:text-box>
            <text:p><text:span text:style-name="T2">Unknown State</text:span></text:p>
          </draw:text-box>
        </draw:frame>
        <draw:custom-shape draw:style-name="gr10" draw:text-style-name="P1" draw:layer="layout" svg:width="1cm" svg:height="1cm" svg:x="14.00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cm" svg:height="1cm" svg:x="14.001cm" svg:y="8cm">
          <text:p text:style-name="P1"><text:span text:style-name="T1">01xx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323cm" svg:height="1.094cm" svg:x="15.101cm" svg:y="8.1cm">
          <draw:text-box>
            <text:p><text:span text:style-name="T2">CW</text:span></text:p>
          </draw:text-box>
        </draw:frame>
        <draw:custom-shape draw:style-name="gr11" draw:text-style-name="P2" draw:layer="layout" svg:width="1cm" svg:height="1cm" svg:x="6.601cm" svg:y="3.4cm">
          <text:p text:style-name="P1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cm" svg:height="1cm" svg:x="6.601cm" svg:y="3.4cm">
          <text:p text:style-name="P1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cm" svg:height="1cm" svg:x="4.601cm" svg:y="4.7cm">
          <text:p text:style-name="P1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cm" svg:height="1cm" svg:x="4.8cm" svg:y="9.7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1cm" svg:x="8.701cm" svg:y="8.8cm">
          <text:p text:style-name="P1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cm" svg:height="1cm" svg:x="4.8cm" svg:y="12.3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1cm" svg:x="9.601cm" svg:y="10.4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1cm" svg:x="5.501cm" svg:y="8.1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1cm" svg:x="8.601cm" svg:y="12.3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1cm" svg:x="9.901cm" svg:y="6.6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7.801cm" svg:y="9.4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3.8cm" svg:y="5.4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5.901cm" svg:y="10.5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5.001cm" svg:y="7.2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3.801cm" svg:y="9.9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8.201cm" svg:y="5.6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2.601cm" svg:y="8.7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1.401cm" svg:y="5.1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6.7cm" svg:y="6.1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6.801cm" svg:y="4.3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0.601cm" svg:y="8.2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6.801cm" svg:y="7.7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5.801cm" svg:y="6.1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0.9cm" svg:y="4.3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0.901cm" svg:y="11.8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0.8cm" svg:y="6.5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8.8cm" svg:y="10.5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2.901cm" svg:y="9.1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4.101cm" svg:y="11.6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7.701cm" svg:y="7.2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9.701cm" svg:y="6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1.8cm" svg:y="11.4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1.701cm" svg:y="7.2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0.501cm" svg:y="9.3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8.001cm" svg:y="10.7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7.601cm" svg:y1="3.3cm" svg:x2="7.201cm" svg:y2="3.7cm">
          <text:p/>
        </draw:line>
        <draw:line draw:style-name="gr14" draw:text-style-name="P1" draw:layer="layout" svg:x1="6.501cm" svg:y1="3.3cm" svg:x2="6.901cm" svg:y2="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aus </meta:initial-creator>
    <meta:creation-date>2011-05-27T20:43:06</meta:creation-date>
    <dc:date>2012-07-28T21:35:22</dc:date>
    <meta:editing-duration>PT8H44M33S</meta:editing-duration>
    <meta:editing-cycles>19</meta:editing-cycles>
    <meta:generator>LibreOffice/3.5$Linux_x86 LibreOffice_project/350m1$Build-2</meta:generator>
    <meta:document-statistic meta:object-count="280"/>
  </office:meta>
</office:document-meta>
</file>